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08AA1B2E69661A77.png" manifest:media-type="image/png"/>
  <manifest:file-entry manifest:full-path="Pictures/10000201000000EF000000F2572C2507B0AE9D36.png" manifest:media-type="image/png"/>
  <manifest:file-entry manifest:full-path="Pictures/10000201000001B9000001219701D18A90D8F47A.png" manifest:media-type="image/png"/>
  <manifest:file-entry manifest:full-path="Pictures/100002010000016E00000128399ABB51D7ADD3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4c4c4c" draw:marker-start-width="0.245cm" draw:marker-end-width="0.245cm" draw:fill-color="#f7f7ed" draw:textarea-horizontal-align="justify" draw:textarea-vertical-align="middle" draw:auto-grow-height="false" fo:min-height="6.12cm" fo:min-width="6.67cm" fo:padding-top="0.14cm" fo:padding-bottom="0.14cm" fo:padding-left="0.265cm" fo:padding-right="0.26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cm" svg:stroke-color="#666666" draw:marker-start-width="0.245cm" draw:marker-end-width="0.245cm" draw:fill-color="#eee8aa" draw:textarea-horizontal-align="justify" draw:textarea-vertical-align="middle" draw:auto-grow-height="false" fo:min-height="0.57cm" fo:min-width="2.582cm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7f7e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8aa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2cm" svg:height="6.4cm" svg:x="23.6cm" svg:y="15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23cm" svg:height="2.959cm" svg:x="32.077cm" svg:y="19cm">
          <draw:image xlink:href="Pictures/10000201000000EF000000F2572C2507B0AE9D36.png" xlink:type="simple" xlink:show="embed" xlink:actuate="onLoad">
            <text:p/>
          </draw:image>
        </draw:frame>
        <draw:frame draw:style-name="gr2" draw:text-style-name="P2" draw:layer="layout" svg:width="4.737cm" svg:height="3.831cm" svg:x="13.263cm" svg:y="14.369cm">
          <draw:image xlink:href="Pictures/100002010000016E00000128399ABB51D7ADD387.png" xlink:type="simple" xlink:show="embed" xlink:actuate="onLoad">
            <text:p/>
          </draw:image>
        </draw:frame>
        <draw:frame draw:style-name="gr2" draw:text-style-name="P2" draw:layer="layout" svg:width="4.952cm" svg:height="3.245cm" svg:x="13.048cm" svg:y="18.755cm">
          <draw:image xlink:href="Pictures/10000201000001B9000001219701D18A90D8F47A.png" xlink:type="simple" xlink:show="embed" xlink:actuate="onLoad">
            <text:p/>
          </draw:image>
        </draw:frame>
        <draw:frame draw:style-name="gr2" draw:text-style-name="P2" draw:layer="layout" svg:width="2.76cm" svg:height="6.045cm" svg:x="22cm" svg:y="15.955cm">
          <draw:image xlink:href="Pictures/10000201000000A30000016508AA1B2E69661A77.png" xlink:type="simple" xlink:show="embed" xlink:actuate="onLoad">
            <text:p/>
          </draw:image>
        </draw:frame>
        <draw:custom-shape draw:style-name="gr3" draw:text-style-name="P4" draw:layer="layout" svg:width="4.4cm" svg:height="1.2cm" svg:x="25.2cm" svg:y="17.955cm">
          <text:p text:style-name="P3"><text:span text:style-name="T1">Anwendungskl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4cm" svg:height="1.2cm" svg:x="25.8cm" svg:y="18.755cm">
          <text:p text:style-name="P3"><text:span text:style-name="T1">Anwendungskl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4cm" svg:height="1.2cm" svg:x="25.2cm" svg:y="20.355cm">
          <text:p text:style-name="P3"><text:span text:style-name="T1">Anwendungskl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4cm" svg:height="1.2cm" svg:x="25.8cm" svg:y="16.155cm">
          <text:p text:style-name="P3"><text:span text:style-name="T1">Anwendungskl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7.2cm" svg:y1="20.4cm" svg:x2="21.8cm" svg:y2="19.4cm">
          <text:p/>
        </draw:line>
        <draw:line draw:style-name="gr4" draw:text-style-name="P2" draw:layer="layout" svg:x1="18cm" svg:y1="16.6cm" svg:x2="21.8cm" svg:y2="18.4cm">
          <text:p/>
        </draw:line>
        <draw:line draw:style-name="gr4" draw:text-style-name="P2" draw:layer="layout" svg:x1="30.8cm" svg:y1="20.8cm" svg:x2="32.2cm" svg:y2="20.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86cm" svg:x="1cm" svg:y="3.929cm"/>
      <draw:page-thumbnail draw:layer="backgroundobjects" svg:width="8.999cm" svg:height="4.686cm" svg:x="1cm" svg:y="12.505cm"/>
      <draw:page-thumbnail draw:layer="backgroundobjects" svg:width="8.999cm" svg:height="4.686cm" svg:x="1cm" svg:y="21.081cm"/>
      <draw:page-thumbnail draw:layer="backgroundobjects" svg:width="8.999cm" svg:height="4.686cm" svg:x="11cm" svg:y="3.929cm"/>
      <draw:page-thumbnail draw:layer="backgroundobjects" svg:width="8.999cm" svg:height="4.686cm" svg:x="11cm" svg:y="12.505cm"/>
      <draw:page-thumbnail draw:layer="backgroundobjects" svg:width="8.999cm" svg:height="4.686cm" svg:x="11cm" svg:y="21.081cm"/>
    </style:handout-master>
    <style:master-page style:name="Default" style:page-layout-name="PM1" draw:style-name="Mdp1">
      <draw:frame presentation:style-name="Default-title" draw:layer="backgroundobjects" svg:width="43.198cm" svg:height="4.174cm" svg:x="2.4cm" svg:y="0.996cm" presentation:class="title" presentation:placeholder="true">
        <draw:text-box/>
      </draw:frame>
      <draw:frame presentation:style-name="Default-outline1" draw:layer="backgroundobjects" svg:width="43.198cm" svg:height="14.499cm" svg:x="2.4cm" svg:y="5.85cm" presentation:class="outline" presentation:placeholder="true">
        <draw:text-box/>
      </draw:frame>
      <draw:frame presentation:style-name="Mpr1" draw:text-style-name="MP2" draw:layer="backgroundobjects" svg:width="11.182cm" svg:height="1.724cm" svg:x="2.4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214cm" svg:height="1.724cm" svg:x="16.416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182cm" svg:height="1.724cm" svg:x="34.416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4:41:51.455547701</meta:creation-date>
    <dc:date>2018-02-05T05:06:44.297245904</dc:date>
    <dc:creator>Dennis Schulmeister-Zimolong</dc:creator>
    <meta:editing-duration>PT7M29S</meta:editing-duration>
    <meta:editing-cycles>2</meta:editing-cycles>
    <meta:generator>LibreOffice/5.4.4.2$Linux_X86_64 LibreOffice_project/40m0$Build-2</meta:generator>
    <meta:document-statistic meta:object-count="35"/>
  </office:meta>
</office:document-meta>
</file>